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erial" svg:font-family="Aerial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erial" fo:font-size="40pt" officeooo:rsid="0003b310" officeooo:paragraph-rsid="0003b310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Aerial" fo:font-size="40pt" officeooo:rsid="0003b310" officeooo:paragraph-rsid="0003b310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Aerial" officeooo:rsid="0003b310" officeooo:paragraph-rsid="0003b310"/>
    </style:style>
    <style:style style:name="P4" style:family="paragraph" style:parent-style-name="Standard">
      <style:paragraph-properties fo:text-align="center" style:justify-single-word="false"/>
      <style:text-properties style:font-name="Aerial" fo:font-size="24pt" officeooo:rsid="0003b310" officeooo:paragraph-rsid="0003b310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erial" fo:font-size="24pt" officeooo:rsid="00040d0f" officeooo:paragraph-rsid="00040d0f" style:font-size-asian="24pt" style:font-size-complex="24pt"/>
    </style:style>
    <style:style style:name="P6" style:family="paragraph" style:parent-style-name="Standard">
      <style:text-properties style:font-name="Aerial" officeooo:rsid="0003b310" officeooo:paragraph-rsid="0003b310"/>
    </style:style>
    <style:style style:name="P7" style:family="paragraph" style:parent-style-name="Standard">
      <style:paragraph-properties fo:line-height="115%"/>
      <style:text-properties style:font-name="Aerial" officeooo:rsid="0003b310" officeooo:paragraph-rsid="0003b310"/>
    </style:style>
    <style:style style:name="P8" style:family="paragraph" style:parent-style-name="Standard">
      <style:paragraph-properties fo:line-height="115%" fo:text-align="end" style:justify-single-word="false"/>
      <style:text-properties style:font-name="Aerial" officeooo:rsid="0003b310" officeooo:paragraph-rsid="0003b310"/>
    </style:style>
    <style:style style:name="P9" style:family="paragraph" style:parent-style-name="Standard">
      <style:paragraph-properties fo:line-height="115%" fo:text-align="end" style:justify-single-word="false"/>
      <style:text-properties style:font-name="Aerial" fo:font-weight="normal" officeooo:rsid="0003b310" officeooo:paragraph-rsid="0003b310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Aerial" fo:font-weight="bold" officeooo:rsid="0003b310" officeooo:paragraph-rsid="0003b31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erial" fo:font-weight="bold" officeooo:rsid="00040d0f" officeooo:paragraph-rsid="00040d0f" style:font-weight-asian="bold" style:font-weight-complex="bold"/>
    </style:style>
    <style:style style:name="P12" style:family="paragraph" style:parent-style-name="Heading_20_1">
      <style:paragraph-properties fo:break-before="page"/>
      <style:text-properties style:font-name="Aerial" fo:font-size="14pt" fo:font-weight="bold" officeooo:rsid="00040d0f" officeooo:paragraph-rsid="00040d0f" style:font-size-asian="12.25pt" style:font-weight-asian="bold" style:font-size-complex="14pt" style:font-weight-complex="bold"/>
    </style:style>
    <style:style style:name="P13" style:family="paragraph" style:parent-style-name="Text_20_body">
      <style:text-properties style:font-name="Aerial" fo:font-size="14pt" fo:font-weight="bold" officeooo:rsid="00040d0f" officeooo:paragraph-rsid="00040d0f" style:font-size-asian="12.25pt" style:font-weight-asian="bold" style:font-size-complex="14pt" style:font-weight-complex="bold"/>
    </style:style>
    <style:style style:name="P14" style:family="paragraph" style:parent-style-name="Heading_20_1">
      <style:paragraph-properties fo:break-before="page"/>
      <style:text-properties officeooo:rsid="00040d0f" officeooo:paragraph-rsid="00040d0f"/>
    </style:style>
    <style:style style:name="P15" style:family="paragraph" style:parent-style-name="Text_20_body">
      <style:text-properties officeooo:paragraph-rsid="00040d0f"/>
    </style:style>
    <style:style style:name="P16" style:family="paragraph" style:parent-style-name="Heading_20_2">
      <style:paragraph-properties fo:break-before="page"/>
      <style:text-properties style:font-name="Aerial" fo:font-size="12pt" officeooo:rsid="0004b156" officeooo:paragraph-rsid="0004b156" style:font-size-asian="10.5pt" style:font-size-complex="12pt"/>
    </style:style>
    <style:style style:name="P17" style:family="paragraph" style:parent-style-name="Text_20_body">
      <style:text-properties style:font-name="Aerial" fo:font-size="12pt" officeooo:rsid="0004b156" officeooo:paragraph-rsid="0004b156" style:font-size-asian="10.5pt" style:font-size-complex="12pt"/>
    </style:style>
    <style:style style:name="P18" style:family="paragraph" style:parent-style-name="Text_20_body">
      <style:paragraph-properties fo:line-height="115%"/>
      <style:text-properties style:font-name="Aerial" fo:font-size="12pt" officeooo:rsid="0004b156" officeooo:paragraph-rsid="0004b156" style:font-size-asian="10.5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2">Jegyzőkönyv</text:p>
      <text:p text:style-name="P3"/>
      <text:p text:style-name="P4">Web technológiák 1</text:p>
      <text:p text:style-name="P4"/>
      <text:p text:style-name="P5">Ismeretterjesztő <text:line-break/>az LSTM neurális hálókról</text:p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>Készítette: <text:span text:style-name="T1">Ferencsik Róbert</text:span></text:p>
      <text:p text:style-name="P9">Neptunkód: <text:span text:style-name="T1">BQLOTW</text:span></text:p>
      <text:p text:style-name="P9">Dátum: <text:span text:style-name="T1">2025. November</text:span></text:p>
      <text:p text:style-name="P10"/>
      <text:p text:style-name="P11">Miskolc, 2025</text:p>
      <text:h text:style-name="P12" text:outline-level="1">Tartalomjegyzék</text:h>
      <text:p text:style-name="P13"/>
      <text:p text:style-name="P13"/>
      <text:h text:style-name="P14" text:outline-level="1">Bevezetés</text:h>
      <text:p text:style-name="P15"/>
      <text:p text:style-name="P15"/>
      <text:h text:style-name="P16" text:outline-level="2">Feladatok</text:h>
      <text:p text:style-name="P17"/>
      <text:p text:style-name="P18">Jegyzőkönyv készítése az elkészített projektről, amely tartalmaz előlapot, tartalomjegyzéket (hiper-hivatkozott), a feladat leírását, struktúra szerkezetét (mappa, fájl), a felhasználói felületet bemutatása (menük, rövid kód magyarázat), kód stb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erial" svg:font-family="Aerial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7:42:35.857678100</meta:creation-date>
    <dc:date>2025-11-06T17:57:07.184552500</dc:date>
    <meta:editing-duration>PT4M18S</meta:editing-duration>
    <meta:editing-cycles>2</meta:editing-cycles>
    <meta:generator>LibreOffice/25.2.6.2$Windows_X86_64 LibreOffice_project/729c5bfe710f5eb71ed3bbde9e06a6065e9c6c5d</meta:generator>
    <meta:document-statistic meta:table-count="0" meta:image-count="0" meta:object-count="0" meta:page-count="4" meta:paragraph-count="11" meta:word-count="49" meta:character-count="431" meta:non-whitespace-character-count="391"/>
  </office:meta>
</office:document-meta>
</file>